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5957" calcext:value-type="float">
            <text:p>472595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61752" calcext:value-type="float">
            <text:p>476175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8462" calcext:value-type="float">
            <text:p>473846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60715" calcext:value-type="float">
            <text:p>476071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8239" calcext:value-type="float">
            <text:p>474823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501708" calcext:value-type="float">
            <text:p>13501708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43817" calcext:value-type="float">
            <text:p>484381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535" calcext:value-type="float">
            <text:p>536535</text:p>
          </table:table-cell>
          <table:table-cell office:value-type="string" calcext:value-type="string">
            <text:p>us</text:p>
          </table:table-cell>
          <table:table-cell table:formula="of:=[.E6]" office:value-type="float" office:value="13501708" calcext:value-type="float">
            <text:p>13501708</text:p>
          </table:table-cell>
          <table:table-cell table:formula="of:=[.E7]" office:value-type="float" office:value="536535" calcext:value-type="float">
            <text:p>5365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83389" calcext:value-type="float">
            <text:p>478338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74659" calcext:value-type="float">
            <text:p>477465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15981" calcext:value-type="float">
            <text:p>471598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4218" calcext:value-type="float">
            <text:p>475421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85575" calcext:value-type="float">
            <text:p>478557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85729" calcext:value-type="float">
            <text:p>478572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767104" calcext:value-type="float">
            <text:p>13767104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80239" calcext:value-type="float">
            <text:p>478023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695" calcext:value-type="float">
            <text:p>536695</text:p>
          </table:table-cell>
          <table:table-cell office:value-type="string" calcext:value-type="string">
            <text:p>us</text:p>
          </table:table-cell>
          <table:table-cell table:formula="of:=[.E13]" office:value-type="float" office:value="13767104" calcext:value-type="float">
            <text:p>13767104</text:p>
          </table:table-cell>
          <table:table-cell table:formula="of:=[.E14]" office:value-type="float" office:value="536695" calcext:value-type="float">
            <text:p>53669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6066" calcext:value-type="float">
            <text:p>472606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6767" calcext:value-type="float">
            <text:p>474676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92927" calcext:value-type="float">
            <text:p>479292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9571" calcext:value-type="float">
            <text:p>473957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1941" calcext:value-type="float">
            <text:p>470194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6004" calcext:value-type="float">
            <text:p>4736004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145156" calcext:value-type="float">
            <text:p>13145156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3033" calcext:value-type="float">
            <text:p>4743033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073" calcext:value-type="float">
            <text:p>545073</text:p>
          </table:table-cell>
          <table:table-cell office:value-type="string" calcext:value-type="string">
            <text:p>us</text:p>
          </table:table-cell>
          <table:table-cell table:formula="of:=[.E20]" office:value-type="float" office:value="13145156" calcext:value-type="float">
            <text:p>13145156</text:p>
          </table:table-cell>
          <table:table-cell table:formula="of:=[.E21]" office:value-type="float" office:value="545073" calcext:value-type="float">
            <text:p>545073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5"/>
          <table:table-cell table:formula="of:=AVERAGE([.L1:.L20])" office:value-type="float" office:value="4757252.05" calcext:value-type="float">
            <text:p>4757252.05</text:p>
          </table:table-cell>
          <table:table-cell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8"/>
          <table:table-cell table:formula="of:=STDEV([.L1:.L20])" office:value-type="float" office:value="32574.1157515806" calcext:value-type="float">
            <text:p>32574.1157515806</text:p>
          </table:table-cell>
          <table:table-cell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8"/>
          <table:table-cell table:formula="of:=[.L23]/[.L22]" office:value-type="float" office:value="0.00684725455141284" calcext:value-type="float">
            <text:p>0.0068472546</text:p>
          </table:table-cell>
          <table:table-cell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8"/>
          <table:table-cell table:style-name="ce1" table:formula="of:=[.L24]" office:value-type="percentage" office:value="0.00684725455141284" calcext:value-type="percentage">
            <text:p>0.68%</text:p>
          </table:table-cell>
          <table:table-cell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20663" calcext:value-type="float">
            <text:p>130206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2377" calcext:value-type="float">
            <text:p>542377</text:p>
          </table:table-cell>
          <table:table-cell office:value-type="string" calcext:value-type="string">
            <text:p>us</text:p>
          </table:table-cell>
          <table:table-cell table:formula="of:=[.E27]" office:value-type="float" office:value="13020663" calcext:value-type="float">
            <text:p>13020663</text:p>
          </table:table-cell>
          <table:table-cell table:formula="of:=[.E28]" office:value-type="float" office:value="542377" calcext:value-type="float">
            <text:p>542377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2995866" calcext:value-type="float">
            <text:p>1299586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6766" calcext:value-type="float">
            <text:p>546766</text:p>
          </table:table-cell>
          <table:table-cell office:value-type="string" calcext:value-type="string">
            <text:p>us</text:p>
          </table:table-cell>
          <table:table-cell table:formula="of:=[.E34]" office:value-type="float" office:value="12995866" calcext:value-type="float">
            <text:p>12995866</text:p>
          </table:table-cell>
          <table:table-cell table:formula="of:=[.E35]" office:value-type="float" office:value="546766" calcext:value-type="float">
            <text:p>546766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866574" calcext:value-type="float">
            <text:p>1386657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99" calcext:value-type="float">
            <text:p>538699</text:p>
          </table:table-cell>
          <table:table-cell office:value-type="string" calcext:value-type="string">
            <text:p>us</text:p>
          </table:table-cell>
          <table:table-cell table:formula="of:=[.E41]" office:value-type="float" office:value="13866574" calcext:value-type="float">
            <text:p>13866574</text:p>
          </table:table-cell>
          <table:table-cell table:formula="of:=[.E42]" office:value-type="float" office:value="538699" calcext:value-type="float">
            <text:p>538699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908063" calcext:value-type="float">
            <text:p>139080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52244" calcext:value-type="float">
            <text:p>552244</text:p>
          </table:table-cell>
          <table:table-cell office:value-type="string" calcext:value-type="string">
            <text:p>us</text:p>
          </table:table-cell>
          <table:table-cell table:formula="of:=[.E48]" office:value-type="float" office:value="13908063" calcext:value-type="float">
            <text:p>13908063</text:p>
          </table:table-cell>
          <table:table-cell table:formula="of:=[.E49]" office:value-type="float" office:value="552244" calcext:value-type="float">
            <text:p>552244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879471" calcext:value-type="float">
            <text:p>138794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0004" calcext:value-type="float">
            <text:p>530004</text:p>
          </table:table-cell>
          <table:table-cell office:value-type="string" calcext:value-type="string">
            <text:p>us</text:p>
          </table:table-cell>
          <table:table-cell table:formula="of:=[.E55]" office:value-type="float" office:value="13879471" calcext:value-type="float">
            <text:p>13879471</text:p>
          </table:table-cell>
          <table:table-cell table:formula="of:=[.E56]" office:value-type="float" office:value="530004" calcext:value-type="float">
            <text:p>530004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841709" calcext:value-type="float">
            <text:p>138417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8309" calcext:value-type="float">
            <text:p>548309</text:p>
          </table:table-cell>
          <table:table-cell office:value-type="string" calcext:value-type="string">
            <text:p>us</text:p>
          </table:table-cell>
          <table:table-cell table:formula="of:=[.E62]" office:value-type="float" office:value="13841709" calcext:value-type="float">
            <text:p>13841709</text:p>
          </table:table-cell>
          <table:table-cell table:formula="of:=[.E63]" office:value-type="float" office:value="548309" calcext:value-type="float">
            <text:p>548309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825111" calcext:value-type="float">
            <text:p>138251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6363" calcext:value-type="float">
            <text:p>546363</text:p>
          </table:table-cell>
          <table:table-cell office:value-type="string" calcext:value-type="string">
            <text:p>us</text:p>
          </table:table-cell>
          <table:table-cell table:formula="of:=[.E69]" office:value-type="float" office:value="13825111" calcext:value-type="float">
            <text:p>13825111</text:p>
          </table:table-cell>
          <table:table-cell table:formula="of:=[.E70]" office:value-type="float" office:value="546363" calcext:value-type="float">
            <text:p>546363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941233" calcext:value-type="float">
            <text:p>139412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3086" calcext:value-type="float">
            <text:p>533086</text:p>
          </table:table-cell>
          <table:table-cell office:value-type="string" calcext:value-type="string">
            <text:p>us</text:p>
          </table:table-cell>
          <table:table-cell table:formula="of:=[.E76]" office:value-type="float" office:value="13941233" calcext:value-type="float">
            <text:p>13941233</text:p>
          </table:table-cell>
          <table:table-cell table:formula="of:=[.E77]" office:value-type="float" office:value="533086" calcext:value-type="float">
            <text:p>533086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472651" calcext:value-type="float">
            <text:p>134726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597" calcext:value-type="float">
            <text:p>539597</text:p>
          </table:table-cell>
          <table:table-cell office:value-type="string" calcext:value-type="string">
            <text:p>us</text:p>
          </table:table-cell>
          <table:table-cell table:formula="of:=[.E83]" office:value-type="float" office:value="13472651" calcext:value-type="float">
            <text:p>13472651</text:p>
          </table:table-cell>
          <table:table-cell table:formula="of:=[.E84]" office:value-type="float" office:value="539597" calcext:value-type="float">
            <text:p>539597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04127" calcext:value-type="float">
            <text:p>1300412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50866" calcext:value-type="float">
            <text:p>550866</text:p>
          </table:table-cell>
          <table:table-cell office:value-type="string" calcext:value-type="string">
            <text:p>us</text:p>
          </table:table-cell>
          <table:table-cell table:formula="of:=[.E90]" office:value-type="float" office:value="13004127" calcext:value-type="float">
            <text:p>13004127</text:p>
          </table:table-cell>
          <table:table-cell table:formula="of:=[.E91]" office:value-type="float" office:value="550866" calcext:value-type="float">
            <text:p>550866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17000" calcext:value-type="float">
            <text:p>130170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51088" calcext:value-type="float">
            <text:p>551088</text:p>
          </table:table-cell>
          <table:table-cell office:value-type="string" calcext:value-type="string">
            <text:p>us</text:p>
          </table:table-cell>
          <table:table-cell table:formula="of:=[.E97]" office:value-type="float" office:value="13017000" calcext:value-type="float">
            <text:p>13017000</text:p>
          </table:table-cell>
          <table:table-cell table:formula="of:=[.E98]" office:value-type="float" office:value="551088" calcext:value-type="float">
            <text:p>551088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45606" calcext:value-type="float">
            <text:p>1304560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7616" calcext:value-type="float">
            <text:p>547616</text:p>
          </table:table-cell>
          <table:table-cell office:value-type="string" calcext:value-type="string">
            <text:p>us</text:p>
          </table:table-cell>
          <table:table-cell table:formula="of:=[.E104]" office:value-type="float" office:value="13045606" calcext:value-type="float">
            <text:p>13045606</text:p>
          </table:table-cell>
          <table:table-cell table:formula="of:=[.E105]" office:value-type="float" office:value="547616" calcext:value-type="float">
            <text:p>547616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37304" calcext:value-type="float">
            <text:p>1303730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4231" calcext:value-type="float">
            <text:p>534231</text:p>
          </table:table-cell>
          <table:table-cell office:value-type="string" calcext:value-type="string">
            <text:p>us</text:p>
          </table:table-cell>
          <table:table-cell table:formula="of:=[.E111]" office:value-type="float" office:value="13037304" calcext:value-type="float">
            <text:p>13037304</text:p>
          </table:table-cell>
          <table:table-cell table:formula="of:=[.E112]" office:value-type="float" office:value="534231" calcext:value-type="float">
            <text:p>534231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87064" calcext:value-type="float">
            <text:p>1308706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9340" calcext:value-type="float">
            <text:p>549340</text:p>
          </table:table-cell>
          <table:table-cell office:value-type="string" calcext:value-type="string">
            <text:p>us</text:p>
          </table:table-cell>
          <table:table-cell table:formula="of:=[.E118]" office:value-type="float" office:value="13087064" calcext:value-type="float">
            <text:p>13087064</text:p>
          </table:table-cell>
          <table:table-cell table:formula="of:=[.E119]" office:value-type="float" office:value="549340" calcext:value-type="float">
            <text:p>549340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086286" calcext:value-type="float">
            <text:p>130862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4155" calcext:value-type="float">
            <text:p>534155</text:p>
          </table:table-cell>
          <table:table-cell office:value-type="string" calcext:value-type="string">
            <text:p>us</text:p>
          </table:table-cell>
          <table:table-cell table:formula="of:=[.E125]" office:value-type="float" office:value="13086286" calcext:value-type="float">
            <text:p>13086286</text:p>
          </table:table-cell>
          <table:table-cell table:formula="of:=[.E126]" office:value-type="float" office:value="534155" calcext:value-type="float">
            <text:p>534155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236336" calcext:value-type="float">
            <text:p>1323633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078" calcext:value-type="float">
            <text:p>536078</text:p>
          </table:table-cell>
          <table:table-cell office:value-type="string" calcext:value-type="string">
            <text:p>us</text:p>
          </table:table-cell>
          <table:table-cell table:formula="of:=[.E132]" office:value-type="float" office:value="13236336" calcext:value-type="float">
            <text:p>13236336</text:p>
          </table:table-cell>
          <table:table-cell table:formula="of:=[.E133]" office:value-type="float" office:value="536078" calcext:value-type="float">
            <text:p>536078</text:p>
          </table:table-cell>
          <table:table-cell table:number-columns-repeated="5"/>
        </table:table-row>
        <table:table-row table:style-name="ro1">
          <table:table-cell table:formula="of:=MOD(ROW();7)" office:value-type="float" office:value="1" calcext:value-type="float">
            <text:p>1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2" calcext:value-type="float">
            <text:p>2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3" calcext:value-type="float">
            <text:p>3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in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4" calcext:value-type="float">
            <text:p>4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5" calcext:value-type="float">
            <text:p>5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output-test</text:p>
          </table:table-cell>
          <table:table-cell table:number-columns-repeated="10"/>
        </table:table-row>
        <table:table-row table:style-name="ro1">
          <table:table-cell table:formula="of:=MOD(ROW();7)" office:value-type="float" office:value="6" calcext:value-type="float">
            <text:p>6</text:p>
          </table:table-cell>
          <table:table-cell office:value-type="string" calcext:value-type="string">
            <text:p>In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3551416" calcext:value-type="float">
            <text:p>135514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formula="of:=MOD(ROW();7)" office:value-type="float" office:value="0" calcext:value-type="float">
            <text:p>0</text:p>
          </table:table-cell>
          <table:table-cell office:value-type="string" calcext:value-type="string">
            <text:p>Output-t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768" calcext:value-type="float">
            <text:p>537768</text:p>
          </table:table-cell>
          <table:table-cell office:value-type="string" calcext:value-type="string">
            <text:p>us</text:p>
          </table:table-cell>
          <table:table-cell table:formula="of:=[.E139]" office:value-type="float" office:value="13551416" calcext:value-type="float">
            <text:p>13551416</text:p>
          </table:table-cell>
          <table:table-cell table:formula="of:=[.E140]" office:value-type="float" office:value="537768" calcext:value-type="float">
            <text:p>53776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AVERAGE([.G1:.G140])" office:value-type="float" office:value="13411522.4" calcext:value-type="float">
            <text:p>13411522.4</text:p>
          </table:table-cell>
          <table:table-cell table:formula="of:=AVERAGE([.H1:.H140])" office:value-type="float" office:value="541844.5" calcext:value-type="float">
            <text:p>541844.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TDEV([.G1:.G140])" office:value-type="float" office:value="377036.658549188" calcext:value-type="float">
            <text:p>377036.658549188</text:p>
          </table:table-cell>
          <table:table-cell table:formula="of:=STDEV([.H1:.H140])" office:value-type="float" office:value="6940.09372377181" calcext:value-type="float">
            <text:p>6940.093723771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G143]/[.G142]" office:value-type="float" office:value="0.0281128903419039" calcext:value-type="float">
            <text:p>0.0281128903</text:p>
          </table:table-cell>
          <table:table-cell table:formula="of:=[.H143]/[.H142]" office:value-type="float" office:value="0.0128082756653833" calcext:value-type="float">
            <text:p>0.012808275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formula="of:=[.G144]" office:value-type="percentage" office:value="0.0281128903419039" calcext:value-type="percentage">
            <text:p>2.81%</text:p>
          </table:table-cell>
          <table:table-cell table:style-name="ce1" table:formula="of:=[.H144]" office:value-type="percentage" office:value="0.0128082756653833" calcext:value-type="percentage">
            <text:p>1.28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0:36:11.61874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20:36:51.99277514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32" meta:object-count="0"/>
  </office:meta>
</office:document-meta>
</file>